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8724in" svg:height="4.7063in" svg:x="14.4496in" svg:y="0.083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618in" svg:height="4.5909in" svg:x="21.3984in" svg:y="0.1256in">
            <draw:object draw:notify-on-update-of-ranges="Sheet1.K4:Sheet1.K4 Sheet1.H4:Sheet1.H6 Sheet1.K4:Sheet1.K6 Sheet1.L4:Sheet1.L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8402in" svg:height="4.5382in" svg:x="14.3091in" svg:y="5.6677in">
            <draw:object draw:notify-on-update-of-ranges="Sheet1.M4:Sheet1.M4 Sheet1.H4:Sheet1.H6 Sheet1.M4:Sheet1.M6 Sheet1.N4:Sheet1.N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7858in" svg:height="4.6224in" svg:x="21.485in" svg:y="5.6362in">
            <draw:object draw:notify-on-update-of-ranges="Sheet1.O4:Sheet1.O4 Sheet1.H4:Sheet1.H6 Sheet1.O4:Sheet1.O6 Sheet1.P4:Sheet1.P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100 2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164.56728" calcext:value-type="float">
            <text:p>1456837164.5672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738.06319" calcext:value-type="float">
            <text:p>1456837738.06319</text:p>
          </table:table-cell>
          <table:table-cell table:number-columns-repeated="3"/>
          <table:table-cell office:value-type="string" calcext:value-type="string">
            <text:p>100.2.S</text:p>
          </table:table-cell>
          <table:table-cell office:value-type="string" calcext:value-type="string">
            <text:p>100.2.B</text:p>
          </table:table-cell>
          <table:table-cell office:value-type="string" calcext:value-type="string">
            <text:p>500.2.S</text:p>
          </table:table-cell>
          <table:table-cell office:value-type="string" calcext:value-type="string">
            <text:p>500.2.B</text:p>
          </table:table-cell>
          <table:table-cell office:value-type="string" calcext:value-type="string">
            <text:p>100.4.S</text:p>
          </table:table-cell>
          <table:table-cell office:value-type="string" calcext:value-type="string">
            <text:p>100.4.B</text:p>
          </table:table-cell>
          <table:table-cell office:value-type="string" calcext:value-type="string">
            <text:p>500.4.S</text:p>
          </table:table-cell>
          <table:table-cell office:value-type="string" calcext:value-type="string">
            <text:p>500.4.B</text:p>
          </table:table-cell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172.63784" calcext:value-type="float">
            <text:p>1456837172.63784</text:p>
          </table:table-cell>
          <table:table-cell table:formula="of:=[.B4]-[.B3]" office:value-type="float" office:value="8.07055997848511" calcext:value-type="float">
            <text:p>8.0705599785</text:p>
          </table:table-cell>
          <table:table-cell office:value-type="string" calcext:value-type="string">
            <text:p>Finish 1</text:p>
          </table:table-cell>
          <table:table-cell office:value-type="float" office:value="1456837739.58151" calcext:value-type="float">
            <text:p>1456837739.58151</text:p>
          </table:table-cell>
          <table:table-cell table:formula="of:=[.E4]-[.E3]" office:value-type="float" office:value="1.51832008361816" calcext:value-type="float">
            <text:p>1.518320083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-[.B3]" office:value-type="float" office:value="8.40055990219116" calcext:value-type="float">
            <text:p>8.4005599022</text:p>
          </table:table-cell>
          <table:table-cell table:style-name="ce1" table:formula="of:=[.E5]-[.E3]" office:value-type="float" office:value="1.57956004142761" calcext:value-type="float">
            <text:p>1.5795600414</text:p>
          </table:table-cell>
          <table:table-cell table:style-name="ce1" table:formula="of:=[.B45]-[.B43]" office:value-type="float" office:value="38.6425700187683" calcext:value-type="float">
            <text:p>38.6425700188</text:p>
          </table:table-cell>
          <table:table-cell table:style-name="ce1" table:formula="of:=[.E44]-[.E43]" office:value-type="float" office:value="8.14947009086609" calcext:value-type="float">
            <text:p>8.1494700909</text:p>
          </table:table-cell>
          <table:table-cell table:style-name="ce1" table:formula="of:=[.B21]-[.B20]" office:value-type="float" office:value="19.009220123291" calcext:value-type="float">
            <text:p>19.0092201233</text:p>
          </table:table-cell>
          <table:table-cell table:formula="of:=[.E28]-[.E27]" office:value-type="float" office:value="2.68084979057312" calcext:value-type="float">
            <text:p>2.6808497906</text:p>
          </table:table-cell>
          <table:table-cell table:style-name="ce1" table:formula="of:=[.B89]-[.B88]" office:value-type="float" office:value="114.404670000076" calcext:value-type="float">
            <text:p>114.4046700001</text:p>
          </table:table-cell>
          <table:table-cell table:style-name="ce1" table:formula="of:=[.E61]-[.E60]" office:value-type="float" office:value="13.5956499576569" calcext:value-type="float">
            <text:p>13.5956499577</text:p>
          </table:table-cell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172.96784" calcext:value-type="float">
            <text:p>1456837172.96784</text:p>
          </table:table-cell>
          <table:table-cell table:formula="of:=[.B5]-[.B3]" office:value-type="float" office:value="8.40055990219116" calcext:value-type="float">
            <text:p>8.4005599022</text:p>
          </table:table-cell>
          <table:table-cell office:value-type="string" calcext:value-type="string">
            <text:p>Finish 2</text:p>
          </table:table-cell>
          <table:table-cell office:value-type="float" office:value="1456837739.64275" calcext:value-type="float">
            <text:p>1456837739.64275</text:p>
          </table:table-cell>
          <table:table-cell table:style-name="ce1" table:formula="of:=[.E5]-[.E3]" office:value-type="float" office:value="1.57956004142761" calcext:value-type="float">
            <text:p>1.5795600414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table:formula="of:=[.B9]-[.B8]" office:value-type="float" office:value="7.30305981636047" calcext:value-type="float">
            <text:p>7.3030598164</text:p>
          </table:table-cell>
          <table:table-cell table:style-name="ce1" table:formula="of:=[.E10]-[.E8]" office:value-type="float" office:value="2.10572004318237" calcext:value-type="float">
            <text:p>2.1057200432</text:p>
          </table:table-cell>
          <table:table-cell table:style-name="ce1" table:formula="of:=[.B49]-[.B48]" office:value-type="float" office:value="32.3714499473572" calcext:value-type="float">
            <text:p>32.3714499474</text:p>
          </table:table-cell>
          <table:table-cell table:style-name="ce1" table:formula="of:=[.E49]-[.E48]" office:value-type="float" office:value="13.0167801380157" calcext:value-type="float">
            <text:p>13.016780138</text:p>
          </table:table-cell>
          <table:table-cell table:style-name="ce1" table:formula="of:=[.B28]-[.B27]" office:value-type="float" office:value="17.7663397789001" calcext:value-type="float">
            <text:p>17.7663397789</text:p>
          </table:table-cell>
          <table:table-cell table:style-name="ce1" table:formula="of:=[.E28]-[.E27]" office:value-type="float" office:value="2.68084979057312" calcext:value-type="float">
            <text:p>2.6808497906</text:p>
          </table:table-cell>
          <table:table-cell table:style-name="ce1" table:formula="of:=[.B68]-[.B67]" office:value-type="float" office:value="104.712419986725" calcext:value-type="float">
            <text:p>104.7124199867</text:p>
          </table:table-cell>
          <table:table-cell table:style-name="ce1" table:formula="of:=[.E68]-[.E67]" office:value-type="float" office:value="12.6822400093079" calcext:value-type="float">
            <text:p>12.6822400093</text:p>
          </table:table-cell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style-name="ce1" table:formula="of:=[.B15]-[.B13]" office:value-type="float" office:value="11.8264801502228" calcext:value-type="float">
            <text:p>11.8264801502</text:p>
          </table:table-cell>
          <table:table-cell table:style-name="ce1" table:formula="of:=[.E15]-[.E13]" office:value-type="float" office:value="10.5510199069977" calcext:value-type="float">
            <text:p>10.551019907</text:p>
          </table:table-cell>
          <table:table-cell table:style-name="ce1" table:formula="of:=[.B54]-[.B53]" office:value-type="float" office:value="60.2420799732208" calcext:value-type="float">
            <text:p>60.2420799732</text:p>
          </table:table-cell>
          <table:table-cell table:style-name="ce1" table:formula="of:=[.E54]-[.E53]" office:value-type="float" office:value="56.8703899383545" calcext:value-type="float">
            <text:p>56.8703899384</text:p>
          </table:table-cell>
          <table:table-cell table:style-name="ce1" table:formula="of:=[.B35]-[.B34]" office:value-type="float" office:value="19.8183801174164" calcext:value-type="float">
            <text:p>19.8183801174</text:p>
          </table:table-cell>
          <table:table-cell table:formula="of:=[.E37]-[.E34]" office:value-type="float" office:value="10.4536800384521" calcext:value-type="float">
            <text:p>10.4536800385</text:p>
          </table:table-cell>
          <table:table-cell table:style-name="ce1" office:value-type="float" office:value="94.2" calcext:value-type="float">
            <text:p>94.2</text:p>
          </table:table-cell>
          <table:table-cell table:style-name="ce1" table:formula="of:=[.E75]-[.E74]" office:value-type="float" office:value="55.0072801113129" calcext:value-type="float">
            <text:p>55.0072801113</text:p>
          </table:table-cell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259.88912" calcext:value-type="float">
            <text:p>1456837259.88912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855.00964" calcext:value-type="float">
            <text:p>1456837855.009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267.19218" calcext:value-type="float">
            <text:p>1456837267.19218</text:p>
          </table:table-cell>
          <table:table-cell table:formula="of:=[.B9]-[.B8]" office:value-type="float" office:value="7.30305981636047" calcext:value-type="float">
            <text:p>7.3030598164</text:p>
          </table:table-cell>
          <table:table-cell office:value-type="string" calcext:value-type="string">
            <text:p>Finish 1</text:p>
          </table:table-cell>
          <table:table-cell office:value-type="float" office:value="1456837857.10431" calcext:value-type="float">
            <text:p>1456837857.10431</text:p>
          </table:table-cell>
          <table:table-cell table:formula="of:=[.E9]-[.E8]" office:value-type="float" office:value="2.09467005729675" calcext:value-type="float">
            <text:p>2.09467005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267.32127" calcext:value-type="float">
            <text:p>1456837267.32127</text:p>
          </table:table-cell>
          <table:table-cell table:formula="of:=[.B10]-[.B8]" office:value-type="float" office:value="7.43214988708496" calcext:value-type="float">
            <text:p>7.4321498871</text:p>
          </table:table-cell>
          <table:table-cell office:value-type="string" calcext:value-type="string">
            <text:p>Finish 2</text:p>
          </table:table-cell>
          <table:table-cell office:value-type="float" office:value="1456837857.11536" calcext:value-type="float">
            <text:p>1456837857.11536</text:p>
          </table:table-cell>
          <table:table-cell table:formula="of:=[.E10]-[.E8]" office:value-type="float" office:value="2.10572004318237" calcext:value-type="float">
            <text:p>2.105720043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314.26594" calcext:value-type="float">
            <text:p>1456837314.2659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29263" calcext:value-type="float">
            <text:p>14568292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326.0458" calcext:value-type="float">
            <text:p>1456837326.0458</text:p>
          </table:table-cell>
          <table:table-cell table:formula="of:=[.B14]-[.B13]" office:value-type="float" office:value="11.7798600196838" calcext:value-type="float">
            <text:p>11.7798600197</text:p>
          </table:table-cell>
          <table:table-cell office:value-type="string" calcext:value-type="string">
            <text:p>Finish 1</text:p>
          </table:table-cell>
          <table:table-cell office:value-type="float" office:value="1456829273.4743" calcext:value-type="float">
            <text:p>1456829273.4743</text:p>
          </table:table-cell>
          <table:table-cell table:formula="of:=[.E14]-[.E13]" office:value-type="float" office:value="10.4742999076843" calcext:value-type="float">
            <text:p>10.4742999077</text:p>
          </table:table-cell>
          <table:table-cell table:number-columns-repeated="2"/>
          <table:table-cell office:value-type="string" calcext:value-type="string">
            <text:p>controller</text:p>
          </table:table-cell>
          <table:table-cell/>
          <table:table-cell office:value-type="string" calcext:value-type="string">
            <text:p>over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326.09242" calcext:value-type="float">
            <text:p>1456837326.09242</text:p>
          </table:table-cell>
          <table:table-cell table:formula="of:=[.B15]-[.B13]" office:value-type="float" office:value="11.8264801502228" calcext:value-type="float">
            <text:p>11.8264801502</text:p>
          </table:table-cell>
          <table:table-cell office:value-type="string" calcext:value-type="string">
            <text:p>Finish 2</text:p>
          </table:table-cell>
          <table:table-cell office:value-type="float" office:value="1456829273.55102" calcext:value-type="float">
            <text:p>1456829273.55102</text:p>
          </table:table-cell>
          <table:table-cell table:formula="of:=[.E15]-[.E13]" office:value-type="float" office:value="10.5510199069977" calcext:value-type="float">
            <text:p>10.5510199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4]-[.J4])/100" office:value-type="float" office:value="0.0682099986076355" calcext:value-type="float">
            <text:p>0.068209998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formula="of:=([.K4]-[.L4])/500" office:value-type="float" office:value="0.0609861998558044" calcext:value-type="float">
            <text:p>0.060986199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M4]-[.N4])/100" office:value-type="float" office:value="0.163283703327179" calcext:value-type="float">
            <text:p>0.1632837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4 controllers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formula="of:=([.O4]-[.P4])/500" office:value-type="float" office:value="0.201618040084839" calcext:value-type="float">
            <text:p>0.2016180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359.30858" calcext:value-type="float">
            <text:p>1456838359.3085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632.15062" calcext:value-type="float">
            <text:p>1456837632.1506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5]-[.J5])/100" office:value-type="float" office:value="0.051973397731781" calcext:value-type="float">
            <text:p>0.05197339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378.3178" calcext:value-type="float">
            <text:p>1456838378.3178</text:p>
          </table:table-cell>
          <table:table-cell table:formula="of:=[.B21]-[.B20]" office:value-type="float" office:value="19.009220123291" calcext:value-type="float">
            <text:p>19.0092201233</text:p>
          </table:table-cell>
          <table:table-cell office:value-type="string" calcext:value-type="string">
            <text:p>Finish 1</text:p>
          </table:table-cell>
          <table:table-cell office:value-type="float" office:value="1456837634.32446" calcext:value-type="float">
            <text:p>1456837634.32446</text:p>
          </table:table-cell>
          <table:table-cell table:formula="of:=[.E21]-[.E20]" office:value-type="float" office:value="2.17384004592895" calcext:value-type="float">
            <text:p>2.173840045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([.K5]-[.L5])/500" office:value-type="float" office:value="0.0387093396186829" calcext:value-type="float">
            <text:p>0.0387093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378.5278" calcext:value-type="float">
            <text:p>1456838378.5278</text:p>
          </table:table-cell>
          <table:table-cell table:formula="of:=[.B22]-[.B20]" office:value-type="float" office:value="19.219220161438" calcext:value-type="float">
            <text:p>19.2192201614</text:p>
          </table:table-cell>
          <table:table-cell office:value-type="string" calcext:value-type="string">
            <text:p>Finish 2</text:p>
          </table:table-cell>
          <table:table-cell office:value-type="float" office:value="1456837634.35815" calcext:value-type="float">
            <text:p>1456837634.35815</text:p>
          </table:table-cell>
          <table:table-cell table:formula="of:=[.E22]-[.E20]" office:value-type="float" office:value="2.20753002166748" calcext:value-type="float">
            <text:p>2.20753002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M5]-[.N5])/100" office:value-type="float" office:value="0.15085489988327" calcext:value-type="float">
            <text:p>0.15085489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6838379.3178" calcext:value-type="float">
            <text:p>1456838379.3178</text:p>
          </table:table-cell>
          <table:table-cell table:formula="of:=[.B23]-[.B20]" office:value-type="float" office:value="20.009220123291" calcext:value-type="float">
            <text:p>20.0092201233</text:p>
          </table:table-cell>
          <table:table-cell/>
          <table:table-cell office:value-type="float" office:value="1456837634.38516" calcext:value-type="float">
            <text:p>1456837634.38516</text:p>
          </table:table-cell>
          <table:table-cell table:formula="of:=[.E23]-[.E20]" office:value-type="float" office:value="2.23453998565674" calcext:value-type="float">
            <text:p>2.2345399857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([.O5]-[.P5])/500" office:value-type="float" office:value="0.184060359954834" calcext:value-type="float">
            <text:p>0.18406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6838379.3578" calcext:value-type="float">
            <text:p>1456838379.3578</text:p>
          </table:table-cell>
          <table:table-cell table:formula="of:=[.B24]-[.B20]" office:value-type="float" office:value="20.049220085144" calcext:value-type="float">
            <text:p>20.0492200851</text:p>
          </table:table-cell>
          <table:table-cell/>
          <table:table-cell office:value-type="float" office:value="1456837634.39539" calcext:value-type="float">
            <text:p>1456837634.39539</text:p>
          </table:table-cell>
          <table:table-cell table:formula="of:=[.E24]-[.E20]" office:value-type="float" office:value="2.24477005004883" calcext:value-type="float">
            <text:p>2.2447700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6]-[.J6])/100" office:value-type="float" office:value="0.012754602432251" calcext:value-type="float">
            <text:p>0.0127546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([.K6]-[.L6])/500" office:value-type="float" office:value="0.00674338006973267" calcext:value-type="float">
            <text:p>0.0067433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459.14633" calcext:value-type="float">
            <text:p>1456838459.14633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792.06415" calcext:value-type="float">
            <text:p>1456837792.064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M6]-[.N6])/100" office:value-type="float" office:value="0.0936470007896423" calcext:value-type="float">
            <text:p>0.0936470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476.91267" calcext:value-type="float">
            <text:p>1456838476.91267</text:p>
          </table:table-cell>
          <table:table-cell table:formula="of:=[.B28]-[.B27]" office:value-type="float" office:value="17.7663397789001" calcext:value-type="float">
            <text:p>17.7663397789</text:p>
          </table:table-cell>
          <table:table-cell office:value-type="string" calcext:value-type="string">
            <text:p>Finish 1</text:p>
          </table:table-cell>
          <table:table-cell office:value-type="float" office:value="1456837794.745" calcext:value-type="float">
            <text:p>1456837794.745</text:p>
          </table:table-cell>
          <table:table-cell table:formula="of:=[.E28]-[.E27]" office:value-type="float" office:value="2.68084979057312" calcext:value-type="float">
            <text:p>2.6808497906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([.O6]-[.P6])/500" office:value-type="float" office:value="0.0783854397773743" calcext:value-type="float">
            <text:p>0.0783854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476.9561" calcext:value-type="float">
            <text:p>1456838476.9561</text:p>
          </table:table-cell>
          <table:table-cell table:formula="of:=[.B29]-[.B27]" office:value-type="float" office:value="17.8097698688507" calcext:value-type="float">
            <text:p>17.8097698689</text:p>
          </table:table-cell>
          <table:table-cell office:value-type="string" calcext:value-type="string">
            <text:p>Finish 2</text:p>
          </table:table-cell>
          <table:table-cell office:value-type="float" office:value="1456837794.79434" calcext:value-type="float">
            <text:p>1456837794.79434</text:p>
          </table:table-cell>
          <table:table-cell table:formula="of:=[.E29]-[.E27]" office:value-type="float" office:value="2.73018980026245" calcext:value-type="float">
            <text:p>2.73018980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477.6561" calcext:value-type="float">
            <text:p>1456838477.6561</text:p>
          </table:table-cell>
          <table:table-cell table:formula="of:=[.B30]-[.B27]" office:value-type="float" office:value="18.5097699165344" calcext:value-type="float">
            <text:p>18.5097699165</text:p>
          </table:table-cell>
          <table:table-cell/>
          <table:table-cell office:value-type="float" office:value="1456837794.80292" calcext:value-type="float">
            <text:p>1456837794.80292</text:p>
          </table:table-cell>
          <table:table-cell table:formula="of:=[.E30]-[.E27]" office:value-type="float" office:value="2.73877000808716" calcext:value-type="float">
            <text:p>2.73877000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478.4561" calcext:value-type="float">
            <text:p>1456838478.4561</text:p>
          </table:table-cell>
          <table:table-cell table:formula="of:=[.B31]-[.B27]" office:value-type="float" office:value="19.3097698688507" calcext:value-type="float">
            <text:p>19.3097698689</text:p>
          </table:table-cell>
          <table:table-cell/>
          <table:table-cell office:value-type="float" office:value="1456837794.83772" calcext:value-type="float">
            <text:p>1456837794.83772</text:p>
          </table:table-cell>
          <table:table-cell table:formula="of:=[.E31]-[.E27]" office:value-type="float" office:value="2.7735698223114" calcext:value-type="float">
            <text:p>2.773569822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610.91801" calcext:value-type="float">
            <text:p>1456838610.91801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902.25686" calcext:value-type="float">
            <text:p>1456837902.256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630.73639" calcext:value-type="float">
            <text:p>1456838630.73639</text:p>
          </table:table-cell>
          <table:table-cell table:formula="of:=[.B35]-[.B34]" office:value-type="float" office:value="19.8183801174164" calcext:value-type="float">
            <text:p>19.8183801174</text:p>
          </table:table-cell>
          <table:table-cell office:value-type="string" calcext:value-type="string">
            <text:p>Finish 1</text:p>
          </table:table-cell>
          <table:table-cell office:value-type="float" office:value="1456837912.67438" calcext:value-type="float">
            <text:p>1456837912.67438</text:p>
          </table:table-cell>
          <table:table-cell table:formula="of:=[.E35]-[.E34]" office:value-type="float" office:value="10.4175200462341" calcext:value-type="float">
            <text:p>10.4175200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630.93639" calcext:value-type="float">
            <text:p>1456838630.93639</text:p>
          </table:table-cell>
          <table:table-cell table:formula="of:=[.B36]-[.B34]" office:value-type="float" office:value="20.0183799266815" calcext:value-type="float">
            <text:p>20.0183799267</text:p>
          </table:table-cell>
          <table:table-cell office:value-type="string" calcext:value-type="string">
            <text:p>Finish 2</text:p>
          </table:table-cell>
          <table:table-cell office:value-type="float" office:value="1456837912.68249" calcext:value-type="float">
            <text:p>1456837912.68249</text:p>
          </table:table-cell>
          <table:table-cell table:formula="of:=[.E36]-[.E34]" office:value-type="float" office:value="10.4256300926209" calcext:value-type="float">
            <text:p>10.42563009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631.03639" calcext:value-type="float">
            <text:p>1456838631.03639</text:p>
          </table:table-cell>
          <table:table-cell table:formula="of:=[.B37]-[.B34]" office:value-type="float" office:value="20.1183800697327" calcext:value-type="float">
            <text:p>20.1183800697</text:p>
          </table:table-cell>
          <table:table-cell/>
          <table:table-cell office:value-type="float" office:value="1456837912.71054" calcext:value-type="float">
            <text:p>1456837912.71054</text:p>
          </table:table-cell>
          <table:table-cell table:formula="of:=[.E37]-[.E34]" office:value-type="float" office:value="10.4536800384521" calcext:value-type="float">
            <text:p>10.45368003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631.13639" calcext:value-type="float">
            <text:p>1456838631.13639</text:p>
          </table:table-cell>
          <table:table-cell table:formula="of:=[.B38]-[.B34]" office:value-type="float" office:value="20.2183799743652" calcext:value-type="float">
            <text:p>20.2183799744</text:p>
          </table:table-cell>
          <table:table-cell/>
          <table:table-cell office:value-type="float" office:value="1456837912.72228" calcext:value-type="float">
            <text:p>1456837912.72228</text:p>
          </table:table-cell>
          <table:table-cell table:formula="of:=[.E38]-[.E34]" office:value-type="float" office:value="10.4654200077057" calcext:value-type="float">
            <text:p>10.4654200077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500 2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4712.13236" calcext:value-type="float">
            <text:p>1456834712.13236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4232.721" calcext:value-type="float">
            <text:p>1456834232.7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4749.72466" calcext:value-type="float">
            <text:p>1456834749.72466</text:p>
          </table:table-cell>
          <table:table-cell table:formula="of:=[.B44]-[.B43]" office:value-type="float" office:value="37.5922999382019" calcext:value-type="float">
            <text:p>37.5922999382</text:p>
          </table:table-cell>
          <table:table-cell office:value-type="string" calcext:value-type="string">
            <text:p>Finish 1</text:p>
          </table:table-cell>
          <table:table-cell office:value-type="float" office:value="1456834240.87047" calcext:value-type="float">
            <text:p>1456834240.87047</text:p>
          </table:table-cell>
          <table:table-cell table:formula="of:=[.E44]-[.E43]" office:value-type="float" office:value="8.14947009086609" calcext:value-type="float">
            <text:p>8.14947009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4750.77493" calcext:value-type="float">
            <text:p>1456834750.77493</text:p>
          </table:table-cell>
          <table:table-cell table:formula="of:=[.B45]-[.B43]" office:value-type="float" office:value="38.6425700187683" calcext:value-type="float">
            <text:p>38.6425700188</text:p>
          </table:table-cell>
          <table:table-cell office:value-type="string" calcext:value-type="string">
            <text:p>Finish 2</text:p>
          </table:table-cell>
          <table:table-cell office:value-type="float" office:value="1456834240.95376" calcext:value-type="float">
            <text:p>1456834240.95376</text:p>
          </table:table-cell>
          <table:table-cell table:formula="of:=[.E45]-[.E43]" office:value-type="float" office:value="8.23275995254517" calcext:value-type="float">
            <text:p>8.23275995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cause push will take a lot of resource on the switch which make pull slow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4930.68237" calcext:value-type="float">
            <text:p>1456834930.68237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4143.54613" calcext:value-type="float">
            <text:p>1456834143.546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4963.05382" calcext:value-type="float">
            <text:p>1456834963.05382</text:p>
          </table:table-cell>
          <table:table-cell table:formula="of:=[.B49]-[.B48]" office:value-type="float" office:value="32.3714499473572" calcext:value-type="float">
            <text:p>32.3714499474</text:p>
          </table:table-cell>
          <table:table-cell office:value-type="string" calcext:value-type="string">
            <text:p>Finish 1</text:p>
          </table:table-cell>
          <table:table-cell office:value-type="float" office:value="1456834156.56291" calcext:value-type="float">
            <text:p>1456834156.56291</text:p>
          </table:table-cell>
          <table:table-cell table:formula="of:=[.E49]-[.E48]" office:value-type="float" office:value="13.0167801380157" calcext:value-type="float">
            <text:p>13.0167801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4963.52461" calcext:value-type="float">
            <text:p>1456834963.52461</text:p>
          </table:table-cell>
          <table:table-cell table:formula="of:=[.B50]-[.B48]" office:value-type="float" office:value="32.8422400951385" calcext:value-type="float">
            <text:p>32.8422400951</text:p>
          </table:table-cell>
          <table:table-cell office:value-type="string" calcext:value-type="string">
            <text:p>Finish 2</text:p>
          </table:table-cell>
          <table:table-cell office:value-type="float" office:value="1456834156.66683" calcext:value-type="float">
            <text:p>1456834156.66683</text:p>
          </table:table-cell>
          <table:table-cell table:formula="of:=[.E50]-[.E48]" office:value-type="float" office:value="13.1207001209259" calcext:value-type="float">
            <text:p>13.120700120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5422.93545" calcext:value-type="float">
            <text:p>1456835422.93545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29971.19345" calcext:value-type="float">
            <text:p>1456829971.193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5483.17753" calcext:value-type="float">
            <text:p>1456835483.17753</text:p>
          </table:table-cell>
          <table:table-cell table:formula="of:=[.B54]-[.B53]" office:value-type="float" office:value="60.2420799732208" calcext:value-type="float">
            <text:p>60.2420799732</text:p>
          </table:table-cell>
          <table:table-cell office:value-type="string" calcext:value-type="string">
            <text:p>Finish 1</text:p>
          </table:table-cell>
          <table:table-cell office:value-type="float" office:value="1456830028.06384" calcext:value-type="float">
            <text:p>1456830028.06384</text:p>
          </table:table-cell>
          <table:table-cell table:formula="of:=[.E54]-[.E53]" office:value-type="float" office:value="56.8703899383545" calcext:value-type="float">
            <text:p>56.8703899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5483.25664" calcext:value-type="float">
            <text:p>1456835483.25664</text:p>
          </table:table-cell>
          <table:table-cell table:formula="of:=[.B55]-[.B53]" office:value-type="float" office:value="60.3211898803711" calcext:value-type="float">
            <text:p>60.3211898804</text:p>
          </table:table-cell>
          <table:table-cell office:value-type="string" calcext:value-type="string">
            <text:p>Finish 2</text:p>
          </table:table-cell>
          <table:table-cell office:value-type="float" office:value="1456830028.23921" calcext:value-type="float">
            <text:p>1456830028.23921</text:p>
          </table:table-cell>
          <table:table-cell table:formula="of:=[.E55]-[.E53]" office:value-type="float" office:value="57.0457599163055" calcext:value-type="float">
            <text:p>57.0457599163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500 4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322.09297" calcext:value-type="float">
            <text:p>1456839322.09297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060.11917" calcext:value-type="float">
            <text:p>1456839060.119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417.79605" calcext:value-type="float">
            <text:p>1456839417.79605</text:p>
          </table:table-cell>
          <table:table-cell table:formula="of:=[.B61]-[.B60]" office:value-type="float" office:value="95.7030801773071" calcext:value-type="float">
            <text:p>95.7030801773</text:p>
          </table:table-cell>
          <table:table-cell office:value-type="string" calcext:value-type="string">
            <text:p>Finish 1</text:p>
          </table:table-cell>
          <table:table-cell office:value-type="float" office:value="1456839073.71482" calcext:value-type="float">
            <text:p>1456839073.71482</text:p>
          </table:table-cell>
          <table:table-cell table:formula="of:=[.E61]-[.E60]" office:value-type="float" office:value="13.5956499576569" calcext:value-type="float">
            <text:p>13.59564995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417.79605" calcext:value-type="float">
            <text:p>1456839417.79605</text:p>
          </table:table-cell>
          <table:table-cell table:formula="of:=[.B62]-[.B60]" office:value-type="float" office:value="95.7030801773071" calcext:value-type="float">
            <text:p>95.7030801773</text:p>
          </table:table-cell>
          <table:table-cell office:value-type="string" calcext:value-type="string">
            <text:p>Finish 2</text:p>
          </table:table-cell>
          <table:table-cell office:value-type="float" office:value="1456839073.80059" calcext:value-type="float">
            <text:p>1456839073.80059</text:p>
          </table:table-cell>
          <table:table-cell table:formula="of:=[.E62]-[.E60]" office:value-type="float" office:value="13.6814200878143" calcext:value-type="float">
            <text:p>13.68142008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417.79605" calcext:value-type="float">
            <text:p>1456839417.79605</text:p>
          </table:table-cell>
          <table:table-cell table:formula="of:=[.B63]-[.B60]" office:value-type="float" office:value="95.7030801773071" calcext:value-type="float">
            <text:p>95.7030801773</text:p>
          </table:table-cell>
          <table:table-cell/>
          <table:table-cell office:value-type="float" office:value="1456839073.94091" calcext:value-type="float">
            <text:p>1456839073.94091</text:p>
          </table:table-cell>
          <table:table-cell table:formula="of:=[.E63]-[.E60]" office:value-type="float" office:value="13.8217401504517" calcext:value-type="float">
            <text:p>13.82174015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417.79605" calcext:value-type="float">
            <text:p>1456839417.79605</text:p>
          </table:table-cell>
          <table:table-cell table:formula="of:=[.B64]-[.B60]" office:value-type="float" office:value="95.7030801773071" calcext:value-type="float">
            <text:p>95.7030801773</text:p>
          </table:table-cell>
          <table:table-cell/>
          <table:table-cell office:value-type="float" office:value="1456839074.0304" calcext:value-type="float">
            <text:p>1456839074.0304</text:p>
          </table:table-cell>
          <table:table-cell table:formula="of:=[.E64]-[.E60]" office:value-type="float" office:value="13.9112300872803" calcext:value-type="float">
            <text:p>13.911230087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588.4618" calcext:value-type="float">
            <text:p>1456839588.461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128.39057" calcext:value-type="float">
            <text:p>1456839128.390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693.17422" calcext:value-type="float">
            <text:p>1456839693.17422</text:p>
          </table:table-cell>
          <table:table-cell table:formula="of:=[.B68]-[.B67]" office:value-type="float" office:value="104.712419986725" calcext:value-type="float">
            <text:p>104.7124199867</text:p>
          </table:table-cell>
          <table:table-cell office:value-type="string" calcext:value-type="string">
            <text:p>Finish 1</text:p>
          </table:table-cell>
          <table:table-cell office:value-type="float" office:value="1456839141.07281" calcext:value-type="float">
            <text:p>1456839141.07281</text:p>
          </table:table-cell>
          <table:table-cell table:formula="of:=[.E68]-[.E67]" office:value-type="float" office:value="12.6822400093079" calcext:value-type="float">
            <text:p>12.68224000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693.17422" calcext:value-type="float">
            <text:p>1456839693.17422</text:p>
          </table:table-cell>
          <table:table-cell table:formula="of:=[.B69]-[.B67]" office:value-type="float" office:value="104.712419986725" calcext:value-type="float">
            <text:p>104.7124199867</text:p>
          </table:table-cell>
          <table:table-cell office:value-type="string" calcext:value-type="string">
            <text:p>Finish 2</text:p>
          </table:table-cell>
          <table:table-cell office:value-type="float" office:value="1456839141.13291" calcext:value-type="float">
            <text:p>1456839141.13291</text:p>
          </table:table-cell>
          <table:table-cell table:formula="of:=[.E69]-[.E67]" office:value-type="float" office:value="12.7423400878906" calcext:value-type="float">
            <text:p>12.74234008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693.17422" calcext:value-type="float">
            <text:p>1456839693.17422</text:p>
          </table:table-cell>
          <table:table-cell table:formula="of:=[.B70]-[.B67]" office:value-type="float" office:value="104.712419986725" calcext:value-type="float">
            <text:p>104.7124199867</text:p>
          </table:table-cell>
          <table:table-cell/>
          <table:table-cell office:value-type="float" office:value="1456839141.15197" calcext:value-type="float">
            <text:p>1456839141.15197</text:p>
          </table:table-cell>
          <table:table-cell table:formula="of:=[.E70]-[.E67]" office:value-type="float" office:value="12.7613999843597" calcext:value-type="float">
            <text:p>12.76139998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693.17422" calcext:value-type="float">
            <text:p>1456839693.17422</text:p>
          </table:table-cell>
          <table:table-cell table:formula="of:=[.B71]-[.B67]" office:value-type="float" office:value="104.712419986725" calcext:value-type="float">
            <text:p>104.7124199867</text:p>
          </table:table-cell>
          <table:table-cell/>
          <table:table-cell office:value-type="float" office:value="1456839141.26394" calcext:value-type="float">
            <text:p>1456839141.26394</text:p>
          </table:table-cell>
          <table:table-cell table:formula="of:=[.E71]-[.E67]" office:value-type="float" office:value="12.8733701705933" calcext:value-type="float">
            <text:p>12.873370170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854.44874" calcext:value-type="float">
            <text:p>1456839854.4487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200.47183" calcext:value-type="float">
            <text:p>1456839200.471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929.16013" calcext:value-type="float">
            <text:p>1456839929.16013</text:p>
          </table:table-cell>
          <table:table-cell table:formula="of:=[.B75]-[.B74]" office:value-type="float" office:value="74.7113900184631" calcext:value-type="float">
            <text:p>74.7113900185</text:p>
          </table:table-cell>
          <table:table-cell office:value-type="string" calcext:value-type="string">
            <text:p>Finish 1</text:p>
          </table:table-cell>
          <table:table-cell office:value-type="float" office:value="1456839255.47911" calcext:value-type="float">
            <text:p>1456839255.47911</text:p>
          </table:table-cell>
          <table:table-cell table:formula="of:=[.E75]-[.E74]" office:value-type="float" office:value="55.0072801113129" calcext:value-type="float">
            <text:p>55.00728011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929.20907" calcext:value-type="float">
            <text:p>1456839929.20907</text:p>
          </table:table-cell>
          <table:table-cell table:formula="of:=[.B76]-[.B74]" office:value-type="float" office:value="74.7603299617767" calcext:value-type="float">
            <text:p>74.7603299618</text:p>
          </table:table-cell>
          <table:table-cell office:value-type="string" calcext:value-type="string">
            <text:p>Finish 2</text:p>
          </table:table-cell>
          <table:table-cell office:value-type="float" office:value="1456839255.51557" calcext:value-type="float">
            <text:p>1456839255.51557</text:p>
          </table:table-cell>
          <table:table-cell table:formula="of:=[.E76]-[.E74]" office:value-type="float" office:value="55.0437400341034" calcext:value-type="float">
            <text:p>55.04374003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929.20907" calcext:value-type="float">
            <text:p>1456839929.20907</text:p>
          </table:table-cell>
          <table:table-cell table:formula="of:=[.B77]-[.B74]" office:value-type="float" office:value="74.7603299617767" calcext:value-type="float">
            <text:p>74.7603299618</text:p>
          </table:table-cell>
          <table:table-cell/>
          <table:table-cell office:value-type="float" office:value="1456839255.52658" calcext:value-type="float">
            <text:p>1456839255.52658</text:p>
          </table:table-cell>
          <table:table-cell table:formula="of:=[.E77]-[.E74]" office:value-type="float" office:value="55.0547502040863" calcext:value-type="float">
            <text:p>55.0547502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929.20907" calcext:value-type="float">
            <text:p>1456839929.20907</text:p>
          </table:table-cell>
          <table:table-cell table:formula="of:=[.B78]-[.B74]" office:value-type="float" office:value="74.7603299617767" calcext:value-type="float">
            <text:p>74.7603299618</text:p>
          </table:table-cell>
          <table:table-cell/>
          <table:table-cell office:value-type="float" office:value="1456839255.57255" calcext:value-type="float">
            <text:p>1456839255.57255</text:p>
          </table:table-cell>
          <table:table-cell table:formula="of:=[.E78]-[.E74]" office:value-type="float" office:value="55.10072016716" calcext:value-type="float">
            <text:p>55.100720167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2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40113.77354" calcext:value-type="float">
            <text:p>1456840113.7735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40372.4426" calcext:value-type="float">
            <text:p>1456840372.44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40244.11462" calcext:value-type="float">
            <text:p>1456840244.11462</text:p>
          </table:table-cell>
          <table:table-cell table:formula="of:=[.B82]-[.B81]" office:value-type="float" office:value="130.341079950333" calcext:value-type="float">
            <text:p>130.3410799503</text:p>
          </table:table-cell>
          <table:table-cell office:value-type="string" calcext:value-type="string">
            <text:p>Finish 1</text:p>
          </table:table-cell>
          <table:table-cell office:value-type="float" office:value="1456840478.97962" calcext:value-type="float">
            <text:p>1456840478.97962</text:p>
          </table:table-cell>
          <table:table-cell table:formula="of:=[.E82]-[.E81]" office:value-type="float" office:value="106.537019968033" calcext:value-type="float">
            <text:p>106.5370199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40244.23847" calcext:value-type="float">
            <text:p>1456840244.23847</text:p>
          </table:table-cell>
          <table:table-cell table:formula="of:=[.B83]-[.B81]" office:value-type="float" office:value="130.464930057526" calcext:value-type="float">
            <text:p>130.4649300575</text:p>
          </table:table-cell>
          <table:table-cell office:value-type="string" calcext:value-type="string">
            <text:p>Finish 2</text:p>
          </table:table-cell>
          <table:table-cell office:value-type="float" office:value="1456840479.25038" calcext:value-type="float">
            <text:p>1456840479.25038</text:p>
          </table:table-cell>
          <table:table-cell table:formula="of:=[.E83]-[.E81]" office:value-type="float" office:value="106.80778002739" calcext:value-type="float">
            <text:p>106.80778002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40244.23847" calcext:value-type="float">
            <text:p>1456840244.23847</text:p>
          </table:table-cell>
          <table:table-cell table:formula="of:=[.B84]-[.B81]" office:value-type="float" office:value="130.464930057526" calcext:value-type="float">
            <text:p>130.4649300575</text:p>
          </table:table-cell>
          <table:table-cell/>
          <table:table-cell office:value-type="float" office:value="1456840479.33252" calcext:value-type="float">
            <text:p>1456840479.33252</text:p>
          </table:table-cell>
          <table:table-cell table:formula="of:=[.E84]-[.E81]" office:value-type="float" office:value="106.889919996262" calcext:value-type="float">
            <text:p>106.88991999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40244.23847" calcext:value-type="float">
            <text:p>1456840244.23847</text:p>
          </table:table-cell>
          <table:table-cell table:formula="of:=[.B85]-[.B81]" office:value-type="float" office:value="130.464930057526" calcext:value-type="float">
            <text:p>130.4649300575</text:p>
          </table:table-cell>
          <table:table-cell/>
          <table:table-cell office:value-type="float" office:value="1456840479.35259" calcext:value-type="float">
            <text:p>1456840479.35259</text:p>
          </table:table-cell>
          <table:table-cell table:formula="of:=[.E85]-[.E81]" office:value-type="float" office:value="106.90999007225" calcext:value-type="float">
            <text:p>106.909990072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0738.45011" calcext:value-type="float">
            <text:p>1456850738.450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0852.85478" calcext:value-type="float">
            <text:p>1456850852.85478</text:p>
          </table:table-cell>
          <table:table-cell table:formula="of:=[.B89]-[.B88]" office:value-type="float" office:value="114.404670000076" calcext:value-type="float">
            <text:p>114.40467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0974.46471" calcext:value-type="float">
            <text:p>1456850974.464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1068.66645" calcext:value-type="float">
            <text:p>1456851068.66645</text:p>
          </table:table-cell>
          <table:table-cell table:formula="of:=[.B92]-[.B91]" office:value-type="float" office:value="94.201740026474" calcext:value-type="float">
            <text:p>94.20174002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1192.88985" calcext:value-type="float">
            <text:p>1456851192.8898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1299.22576" calcext:value-type="float">
            <text:p>1456851299.22576</text:p>
          </table:table-cell>
          <table:table-cell table:formula="of:=[.B95]-[.B94]" office:value-type="float" office:value="106.335910081863" calcext:value-type="float">
            <text:p>106.335910081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0:48:39.131169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10:55.533434834</meta:creation-date>
    <dc:date>2016-03-07T10:59:20.208923410</dc:date>
    <meta:editing-duration>PT8H31M18S</meta:editing-duration>
    <meta:editing-cycles>41</meta:editing-cycles>
    <meta:generator>LibreOffice/4.2.8.2$Linux_x86 LibreOffice_project/420m0$Build-2</meta:generator>
    <meta:document-statistic meta:table-count="1" meta:cell-count="3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aximum="1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57cm" svg:height="11.955cm" xlink:href="." xlink:type="simple" chart:class="chart:bar" chart:style-name="ch1">
        <chart:title svg:x="5.999cm" svg:y="0.178cm" chart:style-name="ch2">
          <text:p>2 controllers, 100 updates</text:p>
        </chart:title>
        <chart:legend svg:x="7.036cm" svg:y="10.96cm" style:legend-expansion="custom" chartooo:width="3.383cm" chartooo:height="0.704cm" style:legend-expansion-aspect-ratio="4.80539772727273" chart:style-name="ch3"/>
        <chart:plot-area chart:style-name="ch4" chart:data-source-has-labels="both" svg:x="0.393cm" svg:y="1.021cm" svg:width="16.706cm" svg:height="9.183cm">
          <chartooo:coordinate-region svg:x="1.014cm" svg:y="1.22cm" svg:width="16.085cm" svg:height="8.337cm"/>
          <chart:axis chart:dimension="x" chart:name="primary-x" chart:style-name="ch5" chartooo:axis-type="auto">
            <chartooo:date-scale/>
            <chart:title svg:x="6.916cm" svg:y="10.443cm" chart:style-name="ch6">
              <text:p>Sleep time/ seconds</text:p>
            </chart:title>
            <chart:categories table:cell-range-address="local-table.$A$2:.$A$4"/>
          </chart:axis>
          <chart:axis chart:dimension="y" chart:name="primary-y" chart:style-name="ch7">
            <chart:title svg:x="0cm" svg:y="6.899cm" chart:style-name="ch8">
              <text:p>Time/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8.40056300163269">
                <text:p>8.40056300163269</text:p>
              </table:table-cell>
              <table:table-cell office:value-type="float" office:value="1.57956218719482">
                <text:p>1.57956218719482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7.30305504798889">
                <text:p>7.30305504798889</text:p>
              </table:table-cell>
              <table:table-cell office:value-type="float" office:value="2.10571503639221">
                <text:p>2.1057150363922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1.8264770507813">
                <text:p>11.8264770507813</text:p>
              </table:table-cell>
              <table:table-cell office:value-type="float" office:value="10.5510220527649">
                <text:p>10.5510220527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6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3cm" svg:height="11.662cm" xlink:href="." xlink:type="simple" chart:class="chart:bar" chart:style-name="ch1">
        <chart:title svg:x="6.065cm" svg:y="0.369cm" chart:style-name="ch2">
          <text:p>2 controllers, 500 updates</text:p>
        </chart:title>
        <chart:legend svg:x="7.023cm" svg:y="10.851cm" style:legend-expansion="custom" chartooo:width="3.383cm" chartooo:height="0.704cm" style:legend-expansion-aspect-ratio="4.80539772727273" chart:style-name="ch3"/>
        <chart:plot-area chart:style-name="ch4" chart:data-source-has-labels="both" svg:x="0.637cm" svg:y="1.196cm" svg:width="16.499cm" svg:height="8.937cm">
          <chartooo:coordinate-region svg:x="1.258cm" svg:y="1.196cm" svg:width="15.878cm" svg:height="8.29cm"/>
          <chart:axis chart:dimension="x" chart:name="primary-x" chart:style-name="ch5" chartooo:axis-type="auto">
            <chartooo:date-scale/>
            <chart:title svg:x="7.003cm" svg:y="10.366cm" chart:style-name="ch6">
              <text:p>Sleep time / seconds</text:p>
            </chart:title>
            <chart:categories table:cell-range-address="local-table.$A$2:.$A$4"/>
          </chart:axis>
          <chart:axis chart:dimension="y" chart:name="primary-y" chart:style-name="ch7">
            <chart:title svg:x="0cm" svg:y="7.057cm" chart:style-name="ch8">
              <text:p>Time / 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38.6425669193268">
                <text:p>38.6425669193268</text:p>
              </table:table-cell>
              <table:table-cell office:value-type="float" office:value="8.14946889877319">
                <text:p>8.14946889877319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32.3714530467987">
                <text:p>32.3714530467987</text:p>
              </table:table-cell>
              <table:table-cell office:value-type="float" office:value="13.0167820453644">
                <text:p>13.016782045364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60.2420771121979">
                <text:p>60.2420771121979</text:p>
              </table:table-cell>
              <table:table-cell office:value-type="float" office:value="56.8703880310059">
                <text:p>56.8703880310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75cm" svg:height="11.528cm" xlink:href="." xlink:type="simple" chart:class="chart:bar" chart:style-name="ch1">
        <chart:title svg:x="6.037cm" svg:y="0.366cm" chart:style-name="ch2">
          <text:p>4 controllers, 100 updates</text:p>
        </chart:title>
        <chart:legend svg:x="6.995cm" svg:y="10.718cm" style:legend-expansion="custom" chartooo:width="3.383cm" chartooo:height="0.704cm" style:legend-expansion-aspect-ratio="4.80539772727273" chart:style-name="ch3"/>
        <chart:plot-area chart:style-name="ch4" chart:data-source-has-labels="both" svg:x="0.585cm" svg:y="1.17cm" svg:width="16.434cm" svg:height="8.88cm">
          <chartooo:coordinate-region svg:x="1.206cm" svg:y="1.17cm" svg:width="15.813cm" svg:height="8.233cm"/>
          <chart:axis chart:dimension="x" chart:name="primary-x" chart:style-name="ch5" chartooo:axis-type="auto">
            <chartooo:date-scale/>
            <chart:title svg:x="6.919cm" svg:y="10.28cm" chart:style-name="ch6">
              <text:p>Sleep time / seconds</text:p>
            </chart:title>
            <chart:categories table:cell-range-address="local-table.$A$2:.$A$4"/>
          </chart:axis>
          <chart:axis chart:dimension="y" chart:name="primary-y" chart:style-name="ch7">
            <chart:title svg:x="0cm" svg:y="7.003cm" chart:style-name="ch8">
              <text:p>Time / 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9.0092208385468">
                <text:p>19.0092208385468</text:p>
              </table:table-cell>
              <table:table-cell office:value-type="float" office:value="2.68085408210754">
                <text:p>2.68085408210754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7.766340970993">
                <text:p>17.766340970993</text:p>
              </table:table-cell>
              <table:table-cell office:value-type="float" office:value="2.68085408210754">
                <text:p>2.68085408210754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9.8183791637421">
                <text:p>19.8183791637421</text:p>
              </table:table-cell>
              <table:table-cell office:value-type="float" office:value="10.4536819458008">
                <text:p>10.4536819458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37cm" svg:height="11.742cm" xlink:href="." xlink:type="simple" chart:class="chart:bar" chart:style-name="ch1">
        <chart:title svg:x="5.968cm" svg:y="0.37cm" chart:style-name="ch2">
          <text:p>4 controllers, 500 updates</text:p>
        </chart:title>
        <chart:legend chart:legend-position="bottom" svg:x="6.926cm" svg:y="10.853cm" style:legend-expansion="wide" chart:style-name="ch3"/>
        <chart:plot-area chart:style-name="ch4" chart:data-source-has-labels="both" svg:x="0.374cm" svg:y="1.35cm" svg:width="16.511cm" svg:height="8.798cm">
          <chartooo:coordinate-region svg:x="1.181cm" svg:y="1.35cm" svg:width="15.704cm" svg:height="8.151cm"/>
          <chart:axis chart:dimension="x" chart:name="primary-x" chart:style-name="ch5" chartooo:axis-type="auto">
            <chartooo:date-scale/>
            <chart:title svg:x="6.746cm" svg:y="10.382cm" chart:style-name="ch6">
              <text:p>Sleep time / seconds</text:p>
            </chart:title>
            <chart:categories table:cell-range-address="local-table.$A$2:.$A$4"/>
          </chart:axis>
          <chart:axis chart:dimension="y" chart:name="primary-y" chart:style-name="ch7">
            <chart:title svg:x="0cm" svg:y="7.142cm" chart:style-name="ch8">
              <text:p>Time / 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14.404675960541">
                <text:p>114.404675960541</text:p>
              </table:table-cell>
              <table:table-cell office:value-type="float" office:value="13.5956580638886">
                <text:p>13.5956580638886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104.712422132492">
                <text:p>104.712422132492</text:p>
              </table:table-cell>
              <table:table-cell office:value-type="float" office:value="12.6822369098663">
                <text:p>12.6822369098663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4.2">
                <text:p>94.2</text:p>
              </table:table-cell>
              <table:table-cell office:value-type="float" office:value="55.0072801113129">
                <text:p>55.0072801113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